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c98ae" officeooo:paragraph-rsid="000c98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11 Tallys Assis de Souza</text:p>
      <text:p text:style-name="P1"/>
      <text:p text:style-name="P1">Reliable broadcast: replicação de dados em um banco de dados distribuído, em que cada atualização deve ser propagada de forma confiável para todos os nodos.</text:p>
      <text:p text:style-name="P1"/>
      <text:p text:style-name="P1">Causal broadcast: sistema de controle de processos industriais distribuído, é importante que as ordens de produção sejam executadas na ordem correta, para garantir a qualidade e a segurança do produto final.</text:p>
      <text:p text:style-name="P1"/>
      <text:p text:style-name="P1">FIFO broadcast: sistema de mensagens instantâneas, é importante que as mensagens sejam entregues aos destinatários na ordem em que foram enviadas, para garantir a coerência das conversas.</text:p>
      <text:p text:style-name="P1"/>
      <text:p text:style-name="P1">Atomic broadcast: coordenação de transações em um sistema de bancos distribuídos, em que é importante garantir que todas as operações de depósito, saque e transferência sejam realizadas em uma ordem específica e que nenhuma operação seja executada parcialmente.</text:p>
      <text:p text:style-name="P1"/>
      <text:p text:style-name="P1">Best-effort broadcast: sistema de compartilhamento de arquivos, é importante que os arquivos sejam distribuídos para todos os nodos, mas a ordem e a integridade dos arquivos podem não ser crític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09:28:02.898237664</meta:creation-date>
    <dc:date>2023-05-05T09:30:54.064486972</dc:date>
    <meta:editing-duration>PT2M51S</meta:editing-duration>
    <meta:editing-cycles>1</meta:editing-cycles>
    <meta:document-statistic meta:table-count="0" meta:image-count="0" meta:object-count="0" meta:page-count="1" meta:paragraph-count="6" meta:word-count="157" meta:character-count="1038" meta:non-whitespace-character-count="887"/>
    <meta:generator>LibreOffice/7.5.2.2$Linux_X86_64 LibreOffice_project/53bb9681a964705cf672590721dbc85eb4d0c3a2</meta:generator>
  </office:meta>
</office:document-meta>
</file>